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611d" officeooo:paragraph-rsid="000961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611d" officeooo:paragraph-rsid="0009a4c7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a7de6" officeooo:paragraph-rsid="000a7de6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9611d" officeooo:paragraph-rsid="0009611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611d" officeooo:paragraph-rsid="0009611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bb08" officeooo:paragraph-rsid="00165f0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976" officeooo:paragraph-rsid="00165f0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a6e16" officeooo:paragraph-rsid="00165f0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b505" officeooo:paragraph-rsid="00165f0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a4c7" officeooo:paragraph-rsid="0009a4c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88d6" officeooo:paragraph-rsid="00165f0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81ed" officeooo:paragraph-rsid="001381e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9a4c7" officeooo:paragraph-rsid="0009a4c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cd63b" officeooo:paragraph-rsid="000c14c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e88d6" officeooo:paragraph-rsid="000e88d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e88d6" officeooo:paragraph-rsid="00171ef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3b505" officeooo:paragraph-rsid="00165f0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0e88d6" officeooo:paragraph-rsid="000e88d6"/>
    </style:style>
    <style:style style:name="P20" style:family="paragraph" style:parent-style-name="Standard">
      <style:paragraph-properties fo:text-align="start" style:justify-single-word="false"/>
      <style:text-properties officeooo:paragraph-rsid="001381ed"/>
    </style:style>
    <style:style style:name="P21" style:family="paragraph" style:parent-style-name="Standard">
      <style:paragraph-properties fo:text-align="start" style:justify-single-word="false"/>
      <style:text-properties officeooo:rsid="00070de9" officeooo:paragraph-rsid="00165f0e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4bb08" officeooo:paragraph-rsid="00165f0e" style:font-weight-asian="bold" style:font-weight-complex="bold"/>
    </style:style>
    <style:style style:name="P23" style:family="paragraph" style:parent-style-name="Standard">
      <style:text-properties officeooo:paragraph-rsid="00165f0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1129a7" officeooo:paragraph-rsid="001129a7"/>
    </style:style>
    <style:style style:name="P26" style:family="paragraph" style:parent-style-name="Table_20_Contents">
      <style:paragraph-properties fo:text-align="start" style:justify-single-word="false"/>
      <style:text-properties officeooo:rsid="000ead44" officeooo:paragraph-rsid="00165f0e"/>
    </style:style>
    <style:style style:name="P27" style:family="paragraph" style:parent-style-name="Table_20_Contents">
      <style:paragraph-properties fo:text-align="start" style:justify-single-word="false"/>
      <style:text-properties officeooo:rsid="001087dd" officeooo:paragraph-rsid="00165f0e"/>
    </style:style>
    <style:style style:name="P28" style:family="paragraph" style:parent-style-name="Table_20_Contents">
      <style:paragraph-properties fo:text-align="start" style:justify-single-word="false"/>
      <style:text-properties officeooo:rsid="00116976" officeooo:paragraph-rsid="00165f0e"/>
    </style:style>
    <style:style style:name="P29" style:family="paragraph" style:parent-style-name="Table_20_Contents">
      <style:paragraph-properties fo:text-align="start" style:justify-single-word="false"/>
      <style:text-properties officeooo:rsid="00124e1d" officeooo:paragraph-rsid="00165f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d63b" style:font-weight-asian="normal" style:font-weight-complex="normal"/>
    </style:style>
    <style:style style:name="T3" style:family="text">
      <style:text-properties fo:font-weight="normal" officeooo:rsid="00265f36" style:font-weight-asian="normal" style:font-weight-complex="normal"/>
    </style:style>
    <style:style style:name="T4" style:family="text">
      <style:text-properties fo:font-weight="normal" officeooo:rsid="001381e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c14c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0cd63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381ed" style:font-weight-asian="normal" style:font-weight-complex="normal"/>
    </style:style>
    <style:style style:name="T8" style:family="text">
      <style:text-properties style:text-underline-style="none" fo:font-weight="normal" officeooo:rsid="000cd63b" style:font-weight-asian="normal" style:font-weight-complex="normal"/>
    </style:style>
    <style:style style:name="T9" style:family="text">
      <style:text-properties style:text-underline-style="none" fo:font-weight="normal" officeooo:rsid="001381ed" style:font-weight-asian="normal" style:font-weight-complex="normal"/>
    </style:style>
    <style:style style:name="T10" style:family="text">
      <style:text-properties style:text-underline-style="none" fo:font-weight="normal" officeooo:rsid="00171ef5" style:font-weight-asian="normal" style:font-weight-complex="normal"/>
    </style:style>
    <style:style style:name="T11" style:family="text">
      <style:text-properties officeooo:rsid="001381ed"/>
    </style:style>
    <style:style style:name="T12" style:family="text">
      <style:text-properties officeooo:rsid="00061be9"/>
    </style:style>
    <style:style style:name="T13" style:family="text">
      <style:text-properties officeooo:rsid="00165f0e"/>
    </style:style>
    <style:style style:name="T14" style:family="text">
      <style:text-properties officeooo:rsid="0014bb08"/>
    </style:style>
    <style:style style:name="T15" style:family="text">
      <style:text-properties officeooo:rsid="00171e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4 DE TÉCNICAS DE OPTIMIZACIÓN</text:p>
      <text:p text:style-name="P5"/>
      <text:p text:style-name="P6"/>
      <text:p text:style-name="P11">Apartado a. Medir los tiempos de ejecución del algoritmo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Opción -O0</text:p>
          </table:table-cell>
          <table:table-cell table:style-name="Tabla1.B1" office:value-type="string">
            <text:p text:style-name="P4">Opción -O2</text:p>
          </table:table-cell>
        </table:table-row>
        <table:table-row>
          <table:table-cell table:style-name="Tabla1.A2" office:value-type="string">
            <text:p text:style-name="P3">417.418 ms</text:p>
          </table:table-cell>
          <table:table-cell table:style-name="Tabla1.B2" office:value-type="string">
            <text:p text:style-name="P3">189.103 ms</text:p>
          </table:table-cell>
        </table:table-row>
      </table:table>
      <text:p text:style-name="P2"><text:s/></text:p>
      <text:p text:style-name="P20"><text:span text:style-name="T5">Apartado b. Impleme</text:span><text:span text:style-name="T6">nta</text:span><text:span text:style-name="T7">r</text:span><text:span text:style-name="T6"> “tiling” o “blocking” sobre el código anterior, para uno y dos niveles de memoria caché. Medir tiempo de ejecución del bucle</text:span></text:p>
      <text:p text:style-name="P15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5">Opción -O0</text:p>
          </table:table-cell>
          <table:table-cell table:style-name="Tabla2.B1" office:value-type="string">
            <text:p text:style-name="P25">Opción -O2</text:p>
          </table:table-cell>
        </table:table-row>
        <table:table-row>
          <table:table-cell table:style-name="Tabla2.A2" office:value-type="string">
            <text:p text:style-name="P3">133.937 ms</text:p>
          </table:table-cell>
          <table:table-cell table:style-name="Tabla2.B2" office:value-type="string">
            <text:p text:style-name="P3"><text:s/>50.847 ms</text:p>
          </table:table-cell>
        </table:table-row>
      </table:table>
      <text:p text:style-name="P19"><text:span text:style-name="T8"/></text:p>
      <text:p text:style-name="P13"><text:span text:style-name="T2">A</text:span><text:span text:style-name="T1">partado c. Para los resultados obtenidos en los casos de ejecución anteriores, realizar la comparación de tiempos de ejecución con las distintas opciones de optimización en la compilación (defecto, O0 y O2)</text:span></text:p>
      <text:p text:style-name="P16"/>
      <text:p text:style-name="P20"><text:span text:style-name="T3">Si observamos los tiempos de cómputo, comprobamos que al aplicar la opción -O2 se produce un tiempo inferior al obtenido con la opción -O0. </text:span><text:span text:style-name="T4">Esto es debido a que la opción -O2 aplica una optimización; la opción -O0 no aplica dicha optimización.</text:span></text:p>
      <text:p text:style-name="P12"/>
      <text:p text:style-name="P12"><text:span text:style-name="T13">Apartado d.</text:span><text:span text:style-name="T12"> </text:span>Justificar resultados, aportando características hardware del equipo donde se han realizado las pruebas</text:p>
      <text:p text:style-name="P16"/>
      <text:p text:style-name="P17"><text:span text:style-name="T11">Si comparamos los tiempos de cómputo del algoritmo original con los obtenidos al implementar “tiling”, comprobamos que el tiempo de cómputo aplicando tiling es menor a los obtenidos aplicando el algoritmo original. Esto es debido a que </text:span><text:span text:style-name="T15">la técnica de optimización “tiling” divide la memoria caché en bloques y almacena la información en dichos bloques, de modo que utiliza cada bloque hasta que no sea necesario el uso de dicho bloque.</text:span></text:p>
      <text:p text:style-name="P16"/>
      <text:p text:style-name="P21">Las características hardware del equipo empleado son las siguientes:</text:p>
      <text:p text:style-name="P2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Procesador del equipo</text:p>
          </table:table-cell>
          <table:table-cell table:style-name="Tabla3.A1" office:value-type="string">
            <text:p text:style-name="P26">Intel Core i7-8565U</text:p>
          </table:table-cell>
        </table:table-row>
        <table:table-row>
          <table:table-cell table:style-name="Tabla3.A1" office:value-type="string">
            <text:p text:style-name="P26">Entorno de desarrollo</text:p>
          </table:table-cell>
          <table:table-cell table:style-name="Tabla3.A1" office:value-type="string">
            <text:p text:style-name="P26">Ubuntu 20.04.3</text:p>
          </table:table-cell>
        </table:table-row>
        <table:table-row>
          <table:table-cell table:style-name="Tabla3.A1" office:value-type="string">
            <text:p text:style-name="P27">Herramienta de desarrollo</text:p>
          </table:table-cell>
          <table:table-cell table:style-name="Tabla3.A1" office:value-type="string">
            <text:p text:style-name="P27">C++</text:p>
          </table:table-cell>
        </table:table-row>
        <table:table-row>
          <table:table-cell table:style-name="Tabla3.A1" office:value-type="string">
            <text:p text:style-name="P27">Compilador empleado</text:p>
          </table:table-cell>
          <table:table-cell table:style-name="Tabla3.A1" office:value-type="string">
            <text:p text:style-name="P27">G++ version 9.3.0</text:p>
          </table:table-cell>
        </table:table-row>
      </table:table>
      <text:p text:style-name="P23"/>
      <text:p text:style-name="P22">Características de la memoria caché L1</text:p>
      <text:p text:style-name="P7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8">data</text:p>
          </table:table-cell>
          <table:table-cell table:style-name="Tabla4.A1" office:value-type="string">
            <text:p text:style-name="P28">4x32 KB <text:span text:style-name="T14">(4 bloques de 32 KB)</text:span></text:p>
          </table:table-cell>
        </table:table-row>
        <table:table-row>
          <table:table-cell table:style-name="Tabla4.A1" office:value-type="string">
            <text:p text:style-name="P29">line size</text:p>
          </table:table-cell>
          <table:table-cell table:style-name="Tabla4.A1" office:value-type="string">
            <text:p text:style-name="P29">64 B</text:p>
          </table:table-cell>
        </table:table-row>
        <table:table-row>
          <table:table-cell table:style-name="Tabla4.A1" office:value-type="string">
            <text:p text:style-name="P29">Associativity</text:p>
          </table:table-cell>
          <table:table-cell table:style-name="Tabla4.A1" office:value-type="string">
            <text:p text:style-name="P29">8-way set</text:p>
          </table:table-cell>
        </table:table-row>
      </table:table>
      <text:p text:style-name="P8"/>
      <text:p text:style-name="P9">Numero de palabras por bloque: 16</text:p>
      <text:p text:style-name="P10">Calculamos el número de líneas por vía:</text:p>
      <text:p text:style-name="P10"/>
      <text:p text:style-name="P18"><text:soft-page-break/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09:02.717179078</meta:creation-date>
    <dc:date>2022-04-26T16:50:26.940412159</dc:date>
    <meta:editing-duration>PT47M9S</meta:editing-duration>
    <meta:editing-cycles>11</meta:editing-cycles>
    <meta:generator>LibreOffice/6.4.6.2$Linux_X86_64 LibreOffice_project/40$Build-2</meta:generator>
    <meta:document-statistic meta:table-count="4" meta:image-count="0" meta:object-count="1" meta:page-count="2" meta:paragraph-count="35" meta:word-count="279" meta:character-count="1714" meta:non-whitespace-character-count="1466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